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5pt"/>
    </style:style>
    <style:style style:name="co2" style:family="table-column">
      <style:table-column-properties fo:break-before="auto" style:column-width="19.81pt"/>
    </style:style>
    <style:style style:name="co3" style:family="table-column">
      <style:table-column-properties fo:break-before="auto" style:column-width="23.44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115.46pt"/>
    </style:style>
    <style:style style:name="co6" style:family="table-column">
      <style:table-column-properties fo:break-before="auto" style:column-width="274.2pt"/>
    </style:style>
    <style:style style:name="co7" style:family="table-column">
      <style:table-column-properties fo:break-before="auto" style:column-width="184.85pt"/>
    </style:style>
    <style:style style:name="co8" style:family="table-column">
      <style:table-column-properties fo:break-before="auto" style:column-width="95.75pt"/>
    </style:style>
    <style:style style:name="co9" style:family="table-column">
      <style:table-column-properties fo:break-before="auto" style:column-width="190.49pt"/>
    </style:style>
    <style:style style:name="co10" style:family="table-column">
      <style:table-column-properties fo:break-before="auto" style:column-width="56.86pt"/>
    </style:style>
    <style:style style:name="co11" style:family="table-column">
      <style:table-column-properties fo:break-before="auto" style:column-width="138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62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ro4" style:family="table-row">
      <style:table-row-properties style:row-height="2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5pt"/>
    </style:style>
    <style:style style:name="ce2" style:family="table-cell" style:parent-style-name="Default" style:data-style-name="N100">
      <style:table-cell-properties fo:background-color="#333333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vertical-align="top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vertical-align="top"/>
    </style:style>
    <style:style style:name="ce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0">
      <style:table-cell-properties fo:background-color="#eeeeee"/>
    </style:style>
    <style:style style:name="ce10" style:family="table-cell" style:parent-style-name="Default" style:data-style-name="N100">
      <style:table-cell-properties fo:background-color="#333333"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0">
      <style:table-cell-properties fo:background-color="#eeeeee" style:text-align-source="fix" style:repeat-content="false" style:vertical-align="top"/>
      <style:paragraph-properties fo:text-align="center" fo:margin-left="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dddddd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  <style:text-properties fo:color="#ff9900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dddddd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ff9900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 style:data-style-name="N100">
      <style:table-cell-properties style:rotation-angle="90"/>
    </style:style>
    <style:style style:name="ce24" style:family="table-cell" style:parent-style-name="Default" style:data-style-name="N100">
      <style:text-properties fo:color="#ff0000"/>
    </style:style>
    <style:style style:name="ce25" style:family="table-cell" style:parent-style-name="Default">
      <style:table-cell-properties fo:background-color="#eeeeee"/>
    </style:style>
    <style:style style:name="ce26" style:family="table-cell" style:parent-style-name="Default" style:data-style-name="N100">
      <style:text-properties fo:color="#ff6600"/>
    </style:style>
    <style:style style:name="ce27" style:family="table-cell" style:parent-style-name="Default" style:data-style-name="N100">
      <style:table-cell-properties fo:background-color="#eeeeee" style:vertical-align="top"/>
    </style:style>
    <style:style style:name="ce28" style:family="table-cell" style:parent-style-name="Default" style:data-style-name="N100">
      <style:table-cell-properties style:vertical-align="top"/>
      <style:text-properties fo:color="#ff0000"/>
    </style:style>
    <style:style style:name="ce29" style:family="table-cell" style:parent-style-name="Default" style:data-style-name="N100">
      <style:text-properties style:use-window-font-color="true"/>
    </style:style>
    <style:style style:name="ce30" style:family="table-cell" style:parent-style-name="Default" style:data-style-name="N100">
      <style:text-properties style:use-window-font-color="true" style:font-name="Liberation Sans" style:font-name-asian="Droid Sans Fallback" style:font-name-complex="FreeSans"/>
    </style:style>
    <style:style style:name="ce31" style:family="table-cell" style:parent-style-name="Default" style:data-style-name="N100">
      <style:text-properties fo:color="#7e0021" fo:font-style="italic" style:font-style-asian="italic" style:font-style-complex="italic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34" style:family="table-cell" style:parent-style-name="Default" style:data-style-name="N100">
      <style:table-cell-properties fo:background-color="#eeeeee"/>
      <style:text-properties fo:color="#ff0000"/>
    </style:style>
    <style:style style:name="ce35" style:family="table-cell" style:parent-style-name="Default" style:data-style-name="N100">
      <style:text-properties fo:color="#ff0000" style:font-name="Liberation Sans" style:font-name-asian="Droid Sans Fallback" style:font-name-complex="FreeSans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ff9900"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8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39" style:family="table-cell" style:parent-style-name="Default" style:data-style-name="N100">
      <style:table-cell-properties fo:background-color="transparent"/>
      <style:text-properties fo:color="#ff0000"/>
    </style:style>
    <style:style style:name="ce40" style:family="table-cell" style:parent-style-name="Default"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style:vertical-align="to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0000"/>
    </style:style>
    <style:style style:name="T4" style:family="text">
      <style:text-properties fo:color="#999999"/>
    </style:style>
    <style:style style:name="T5" style:family="text">
      <style:text-properties fo:color="#ff3333"/>
    </style:style>
    <style:style style:name="T6" style:family="text">
      <style:text-properties fo:color="#999999" fo:font-style="italic" style:font-style-asian="italic" style:font-style-complex="italic"/>
    </style:style>
    <style:style style:name="T7" style:family="text">
      <style:text-properties fo:color="#999999" fo:font-style="normal" style:font-style-asian="normal" style:font-style-complex="normal"/>
    </style:style>
    <style:style style:name="T8" style:family="text"/>
    <style:style style:name="T9" style:family="text">
      <style:text-properties style:font-weight-asian="normal" style:font-weight-complex="normal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font-weight-asian="normal" style:font-weight-complex="normal" fo:color="#999999"/>
    </style:style>
    <style:style style:name="T12" style:family="text">
      <style:text-properties fo:color="#b2b2b2" fo:font-style="italic" style:font-style-asian="italic" style:font-style-complex="italic"/>
    </style:style>
    <style:style style:name="T13" style:family="text">
      <style:text-properties style:font-name-asian="Droid Sans Fallback" style:font-name-complex=""/>
    </style:style>
    <style:style style:name="T14" style:family="text">
      <style:text-properties style:font-name-asian="Droid Sans Fallback" style:font-name-complex="" fo:color="#999999" fo:font-style="italic" style:font-style-asian="italic" style:font-style-complex="italic"/>
    </style:style>
    <style:style style:name="T15" style:family="text">
      <style:text-properties fo:color="#999999" fo:font-style="normal" style:font-name-asian="Droid Sans Fallback" style:font-name-complex="" style:font-style-asian="normal" style:font-style-complex="normal"/>
    </style:style>
    <style:style style:name="T16" style:family="text">
      <style:text-properties fo:color="#999999" style:font-name-asian="Droid Sans Fallback" style:font-name-complex="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2" table:default-cell-style-name="ce13"/>
        <table:table-column table:style-name="co4" table:default-cell-style-name="ce1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08" table:default-cell-style-name="ce3"/>
        <table:table-row table:style-name="ro1">
          <table:table-cell table:style-name="ce1" office:value-type="string" calcext:value-type="string">
            <text:p>ERRORS</text:p>
            <text:p><text:span text:style-name="T1">(mandarory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/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office:value-type="string" calcext:value-type="string">
            <text:p>duplicate_key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plicate_key</text:p>
          </table:table-cell>
          <table:table-cell table:style-name="ce31" office:value-type="string" calcext:value-type="string">
            <text:p>unknown-rule-name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mpty_elements</text:p>
          </table:table-cell>
          <table:table-cell table:style-name="ce9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~ coffeescript_error</text:p>
          </table:table-cell>
          <table:table-cell office:value-type="string" calcext:value-type="string">
            <text:p><text:span text:style-name="T3">(opposite) </text:span>elision (warning)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ttribute_dupes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31" office:value-type="string" calcext:value-type="string">
            <text:p>unknown-rule-name</text:p>
          </table:table-cell>
          <table:table-cell office:value-type="string" calcext:value-type="string">
            <text:p>attr-no-dup + id-no-dup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unsafe_attribute_characters</text:p>
          </table:table-cell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office:value-type="string" calcext:value-type="string">
            <text:p>attr-no-unsafe-char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tag_name_match</text:p>
          </table:table-cell>
          <table:table-cell table:style-name="ce8" table:number-columns-repeated="4"/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3"/>
          <table:table-cell table:style-name="ce40" office:value-type="string" calcext:value-type="string">
            <text:p>tag-name-match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table:style-name="ce4"/>
          <table:table-cell table:style-name="ce12" table:number-columns-repeated="3"/>
          <table:table-cell table:style-name="ce21"/>
          <table:table-cell table:style-name="ce12" table:number-columns-repeated="4"/>
          <table:table-cell table:style-name="ce4" table:number-columns-repeated="3"/>
          <table:table-cell table:style-name="ce39"/>
          <table:table-cell table:style-name="ce4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mandatory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Default" office:value-type="string" calcext:value-type="string">
            <text:p>ensure_comprehension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Default" office:value-type="string" calcext:value-type="string">
            <text:p>ensure_comprehensions</text:p>
          </table:table-cell>
          <table:table-cell table:style-name="ce9" table:number-columns-repeated="5"/>
          <table:table-cell table:style-name="ce4" table:number-columns-repeated="1008"/>
        </table:table-row>
        <table:table-row table:style-name="ro3">
          <table:table-cell office:value-type="string" calcext:value-type="string">
            <text:p>no_comparison_assignment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<text:span text:style-name="T5">(opposite)</text:span> boss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table:style-name="ce5" office:value-type="string" calcext:value-type="string">
            <text:p>no_debugger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debugger</text:p>
          </table:table-cell>
          <table:table-cell table:style-name="ce30" office:value-type="string" calcext:value-type="string">
            <text:p><text:span text:style-name="T5">(opposite)</text:span> debug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deprecated_iterator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<text:span text:style-name="T5">(opposite)</text:span> iterator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deprecated_proto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<text:span text:style-name="T5">(opposite) </text:span>proto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eval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32" office:value-type="string" calcext:value-type="string">
            <text:p><text:span text:style-name="T3">(opposite)</text:span> evi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ative_prototype_extension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freeze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operator_parenthese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singleGroups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undefined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undef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unused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unused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curly_braces_required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curly</text:p>
          </table:table-cell>
          <table:table-cell table:style-name="ce9" table:number-columns-repeated="4"/>
          <table:table-cell table:style-name="Default" table:number-columns-repeated="1008"/>
        </table:table-row>
        <table:table-row table:style-name="ro3">
          <table:table-cell office:value-type="string" calcext:value-type="string">
            <text:p>no_comma_first_elements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5">(opposite)</text:span> laxcomma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ctrlstruct_var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3" office:value-type="string" calcext:value-type="string">
            <text:p><text:span text:style-name="T3">(opposite)</text:span> funcscope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late_definition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latedef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table:style-name="Default" office:value-type="string" calcext:value-type="string">
            <text:p>no_loop_functions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 table:style-name="Default"/>
          <table:table-cell table:style-name="ce9"/>
          <table:table-cell table:style-name="Default" office:value-type="string" calcext:value-type="string">
            <text:p><text:span text:style-name="T3">(opposite)</text:span> loopfunc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unsafe_line_break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5">(opposite)</text:span> laxbreak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variable_shadowing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shadow <text:span text:style-name="T4">: inner=</text:span><text:span text:style-name="T6">false</text:span><text:span text:style-name="T7">, outer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with_statement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5">(opposite) </text:span>withstmt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semicolons_required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3" office:value-type="string" calcext:value-type="string">
            <text:p><text:span text:style-name="T3">(opposite)</text:span> asi + <text:span text:style-name="T3">(opposite)</text:span> lastsemic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strict_mode_required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globalstrict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valid_this_required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5">(opposite)</text:span> validthis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html_lang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office:value-type="string" calcext:value-type="string">
            <text:p>html-req-lang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img_alt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img-req-alt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img_src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img-req-src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label_for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label-req-for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lowercase_tag_names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40" office:value-type="string" calcext:value-type="string">
            <text:p>tag-name-lowercase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no_overqualified_elements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0" office:value-type="string" calcext:value-type="string">
            <text:p>overqualified-elements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star_hack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0" office:value-type="string" calcext:value-type="string">
            <text:p>star-property-hack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underscore_hack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0" office:value-type="string" calcext:value-type="string">
            <text:p>underscore-property-hack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units_for_zero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0" office:value-type="string" calcext:value-type="string">
            <text:p>zero-units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standard_property_required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0" office:value-type="string" calcext:value-type="string">
            <text:p>vendor-prefix</text:p>
          </table:table-cell>
          <table:table-cell table:style-name="ce4" table:number-columns-repeated="1008"/>
        </table:table-row>
        <table:table-row table:style-name="ro2">
          <table:table-cell table:style-name="ce4"/>
          <table:table-cell table:style-name="ce12" table:number-columns-repeated="3"/>
          <table:table-cell table:style-name="ce21"/>
          <table:table-cell table:style-name="ce12" table:number-columns-repeated="4"/>
          <table:table-cell table:style-name="ce4" table:number-columns-repeated="3"/>
          <table:table-cell table:style-name="ce39"/>
          <table:table-cell table:style-name="ce4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enabled by default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5" office:value-type="string" calcext:value-type="string">
            <text:p>file_end_newline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5" office:value-type="string" calcext:value-type="string">
            <text:p>line_end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\n<text:span text:style-name="T2">=lf=true</text:span></text:p>
          </table:table-cell>
          <table:table-cell office:value-type="string" calcext:value-type="string">
            <text:p>\r\n=<text:span text:style-name="T2">crlf</text:span>, consistent</text:p>
          </table:table-cell>
          <table:table-cell table:style-name="ce25"/>
          <table:table-cell table:style-name="ce34" table:number-columns-repeated="2"/>
          <table:table-cell table:style-name="ce9"/>
          <table:table-cell table:style-name="ce34" table:number-columns-repeated="2"/>
          <table:table-cell table:number-columns-repeated="1008"/>
        </table:table-row>
        <table:table-row table:style-name="ro2">
          <table:table-cell table:style-name="ce5" office:value-type="string" calcext:value-type="string">
            <text:p>line_end_whitespace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4" table:number-columns-repeated="5"/>
          <table:table-cell table:number-columns-repeated="1008"/>
        </table:table-row>
        <table:table-row table:style-name="ro3">
          <table:table-cell table:style-name="ce5" office:value-type="string" calcext:value-type="string">
            <text:p>indentation (no_tabs=true)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consistent<text:span text:style-name="T2">=true</text:span></text:p>
          </table:table-cell>
          <table:table-cell office:value-type="string" calcext:value-type="string">
            <text:p>2,4</text:p>
          </table:table-cell>
          <table:table-cell table:style-name="Default" office:value-type="string" calcext:value-type="string">
            <text:p>indentation</text:p>
          </table:table-cell>
          <table:table-cell office:value-type="string" calcext:value-type="string">
            <text:p>indent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indent-width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no_tab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tabs <text:span text:style-name="T3">(ERR)</text:span>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4" office:value-type="string" calcext:value-type="string">
            <text:p>indent-style <text:span text:style-name="T4">: 'tabs', 'spaces', 'nonmixed'</text:span>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rrow_spac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20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rrow_spacing</text:p>
          </table:table-cell>
          <table:table-cell table:style-name="ce9"/>
          <table:table-cell table:style-name="ce34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no_backtick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backticks <text:span text:style-name="T3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no_empty_param_list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empty_param_lis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no_implicit_brace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implicit_braces</text:p>
          </table:table-cell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5" office:value-type="string" calcext:value-type="string">
            <text:p>no_trailing_semicolon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5" office:value-type="string" calcext:value-type="string">
            <text:p>no_trailing_semicolons <text:span text:style-name="T3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no_unnecessary_fat_arrow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5" office:value-type="string" calcext:value-type="string">
            <text:p>no_unnecessary_fat_arrow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prefer_english_operator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efer_english_operator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allowed_global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{}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global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braces_spac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2"/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0<text:span text:style-name="T2">=true</text:span>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braces_spacing <text:span text:style-name="T4">{spacing: N}</text:span>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camel_case_classes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amel_case_classes</text:p>
          </table:table-cell>
          <table:table-cell table:style-name="ce4" office:value-type="string" calcext:value-type="string">
            <text:p>newcap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colon_assignment_spac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0=true</text:p>
          </table:table-cell>
          <table:table-cell/>
          <table:table-cell office:value-type="string" calcext:value-type="string">
            <text:p>colon_assignment_spacing <text:span text:style-name="T4">{spacing.left: N}</text:span>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rguments_caller_or_callee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noarg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5" office:value-type="string" calcext:value-type="string">
            <text:p>no_interpolation_in_single_quote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interpolation_in_single_quotes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on_breaking_space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nonbsp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throwing_string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throwing_strings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unnecessary_bracket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35" office:value-type="string" calcext:value-type="string">
            <text:p>(opposite)<text:span text:style-name="T8"> sub</text:span>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quote_consistency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number-columns-repeated="3" table:style-name="ce15"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no_unnecessary_double_quotes</text:p>
          </table:table-cell>
          <table:table-cell table:style-name="ce36" office:value-type="string" calcext:value-type="string">
            <text:p><text:span text:style-name="T9">quotmark</text:span><text:span text:style-name="T10"> </text:span><text:span text:style-name="T11">: true, 'single', 'double'</text:span></text:p>
          </table:table-cell>
          <table:table-cell table:style-name="ce24" office:value-type="string" calcext:value-type="string">
            <text:p>x</text:p>
          </table:table-cell>
          <table:table-cell table:style-name="ce36" office:value-type="string" calcext:value-type="string">
            <text:p><text:span text:style-name="T9">attr-quote-style</text:span><text:span text:style-name="T10"> </text:span><text:span text:style-name="T11">: 'quoted', 'single', 'double'</text:span>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space_operator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e_operators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5" office:value-type="string" calcext:value-type="string">
            <text:p>spacing_after_comma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2"/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ing_after_comma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typeof_value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<text:span text:style-name="T3">(opposite)</text:span> notypeof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type_unsafe_comparison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table:style-name="ce9"/>
          <table:table-cell office:value-type="string" calcext:value-type="string">
            <text:p>eqeqeq + <text:span text:style-name="T5">(opposite)</text:span> eqnul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wrap_immediately_called_function</text:p>
          </table:table-cell>
          <table:table-cell table:style-name="ce8"/>
          <table:table-cell table:style-name="ce9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5" office:value-type="string" calcext:value-type="string">
            <text:p>no_comma_separated_attributes</text:p>
          </table:table-cell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table:style-name="ce8" table:number-columns-repeated="3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9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no_id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id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important_hack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importan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iversal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universal-selecto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qualified_attribute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unqualified-attribut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css_import</text:p>
          </table:table-cell>
          <table:table-cell table:style-name="ce8"/>
          <table:table-cell table:style-name="ce9"/>
          <table:table-cell table:style-name="ce8" table:number-columns-repeated="4"/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5"/>
          <table:table-cell table:style-name="ce4" office:value-type="string" calcext:value-type="string">
            <text:p>import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2"/>
          <table:table-cell table:style-name="ce4"/>
          <table:table-cell table:style-name="ce12" table:number-columns-repeated="3"/>
          <table:table-cell table:style-name="ce21"/>
          <table:table-cell table:style-name="ce12" table:number-columns-repeated="2"/>
          <table:table-cell table:style-name="ce4" table:number-columns-repeated="5"/>
          <table:table-cell table:style-name="ce39"/>
          <table:table-cell table:style-name="ce4" table:number-columns-repeated="1009"/>
        </table:table-row>
        <table:table-row table:style-name="ro1">
          <table:table-cell table:style-name="ce1" office:value-type="string" calcext:value-type="string">
            <text:p>WARNINGS</text:p>
            <text:p><text:span text:style-name="T1">(disabled by default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5" office:value-type="string" calcext:value-type="string">
            <text:p>max_line_length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text:span text:style-name="T2">=80 , INT&gt;0</text:span></text:p>
          </table:table-cell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6" office:value-type="string" calcext:value-type="string">
            <text:p>no_implicit_parentheses</text:p>
          </table:table-cell>
          <table:table-cell table:style-name="ce14"/>
          <table:table-cell table:style-name="ce18" office:value-type="string" calcext:value-type="string">
            <text:p>✓</text:p>
          </table:table-cell>
          <table:table-cell table:style-name="ce14" table:number-columns-repeated="5"/>
          <table:table-cell table:style-name="ce18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no_implicit_parens + non_empty_constructor_needs_parens</text:p>
          </table:table-cell>
          <table:table-cell table:style-name="ce27" table:number-columns-repeated="5"/>
          <table:table-cell table:style-name="ce7" table:number-columns-repeated="1008"/>
        </table:table-row>
        <table:table-row table:style-name="ro2">
          <table:table-cell table:style-name="ce7" office:value-type="string" calcext:value-type="string">
            <text:p>camel_case_variables</text:p>
          </table:table-cell>
          <table:table-cell table:style-name="ce14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8" office:value-type="string" calcext:value-type="string">
            <text:p>x</text:p>
          </table:table-cell>
          <table:table-cell table:style-name="ce7" office:value-type="string" calcext:value-type="string">
            <text:p>camelcase</text:p>
          </table:table-cell>
          <table:table-cell table:style-name="ce27" table:number-columns-repeated="4"/>
          <table:table-cell table:style-name="ce41" table:number-columns-repeated="1008"/>
        </table:table-row>
        <table:table-row table:style-name="ro2">
          <table:table-cell table:style-name="ce7" office:value-type="string" calcext:value-type="string">
            <text:p>constructor_parentheses_required</text:p>
          </table:table-cell>
          <table:table-cell table:style-name="ce14"/>
          <table:table-cell table:style-name="ce18" office:value-type="string" calcext:value-type="string">
            <text:p>✓</text:p>
          </table:table-cell>
          <table:table-cell table:style-name="ce19" office:value-type="string" calcext:value-type="string">
            <text:p>?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empty_constructor_needs_parens</text:p>
          </table:table-cell>
          <table:table-cell table:style-name="ce28" office:value-type="string" calcext:value-type="string">
            <text:p>x</text:p>
          </table:table-cell>
          <table:table-cell table:style-name="ce27" table:number-columns-repeated="4"/>
          <table:table-cell table:style-name="ce41" table:number-columns-repeated="1008"/>
        </table:table-row>
        <table:table-row table:style-name="ro2">
          <table:table-cell table:style-name="ce7" office:value-type="string" calcext:value-type="string">
            <text:p>no_comma_operator</text:p>
          </table:table-cell>
          <table:table-cell table:style-name="ce14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8" office:value-type="string" calcext:value-type="string">
            <text:p>x</text:p>
          </table:table-cell>
          <table:table-cell table:style-name="ce7" office:value-type="string" calcext:value-type="string">
            <text:p>nocomma</text:p>
          </table:table-cell>
          <table:table-cell table:style-name="ce27" table:number-columns-repeated="4"/>
          <table:table-cell table:style-name="ce41" table:number-columns-repeated="1008"/>
        </table:table-row>
        <table:table-row table:style-name="ro3">
          <table:table-cell table:style-name="ce5" office:value-type="string" calcext:value-type="string">
            <text:p>no_plusplu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plusplus</text:p>
          </table:table-cell>
          <table:table-cell table:style-name="ce7" office:value-type="string" calcext:value-type="string">
            <text:p><text:span text:style-name="T3">(opposite)</text:span> plusplu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xpression_looking_assignment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table:style-name="ce9"/>
          <table:table-cell office:value-type="string" calcext:value-type="string">
            <text:p><text:span text:style-name="T3">(opposite)</text:span> expr</text:p>
          </table:table-cell>
          <table:table-cell table:style-name="ce27" table:number-columns-repeated="4"/>
          <table:table-cell table:style-name="ce41" table:number-columns-repeated="1008"/>
        </table:table-row>
        <table:table-row table:style-name="ro3">
          <table:table-cell table:style-name="ce7" office:value-type="string" calcext:value-type="string">
            <text:p>no_multiline_string</text:p>
          </table:table-cell>
          <table:table-cell table:style-name="ce14" table:number-columns-repeated="2"/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7"/>
          <table:table-cell table:style-name="ce7" office:value-type="string" calcext:value-type="string">
            <text:p><text:span text:style-name="T3">(opposite)</text:span> multist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implicit_attribute_value</text:p>
          </table:table-cell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fals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office:value-type="string" calcext:value-type="string">
            <text:p>attr-req-valu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outline_disabling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outline-non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qualified_headings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qualified-heading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horthand_property_required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shorthan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ique_headings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unique-headings</text:p>
          </table:table-cell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DISABLED</text:p>
            <text:p><text:span text:style-name="T1">(forced to ignore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29" office:value-type="string" calcext:value-type="string">
            <text:p>line_ending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4" office:value-type="string" calcext:value-type="string">
            <text:p>newlines_after_classe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4" office:value-type="string" calcext:value-type="string">
            <text:p>no_empty_function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4" office:value-type="string" calcext:value-type="string">
            <text:p>no_stand_alone_a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no_trailing_whitespace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table:style-name="ce9" table:number-columns-repeated="2"/>
          <table:table-cell table:style-name="Default" office:value-type="string" calcext:value-type="string">
            <text:p>transform_messes_up_line_number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6"/>
          <table:table-cell table:style-name="ce4" office:value-type="string" calcext:value-type="string">
            <text:p>cyclomatic_complexity</text:p>
          </table:table-cell>
          <table:table-cell table:style-name="ce33" office:value-type="string" calcext:value-type="string">
            <text:p>maxcomplexi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6"/>
          <table:table-cell table:style-name="ce30" office:value-type="string" calcext:value-type="string">
            <text:p>max_line_length</text:p>
          </table:table-cell>
          <table:table-cell table:style-name="ce37" office:value-type="string" calcext:value-type="string">
            <text:p>maxle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itwise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3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office:value-type="string" calcext:value-type="string">
            <text:p>es3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fori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depth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er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params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statement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moz<text:span text:style-name="T12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noemp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nonew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cripturl<text:span text:style-name="T12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3" office:value-type="string" calcext:value-type="string">
            <text:p>strict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upernew<text:span text:style-name="T12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4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8" office:value-type="string" calcext:value-type="string">
            <text:p><text:span text:style-name="T13">phantom </text:span><text:span text:style-name="T14">(global defs) +</text:span></text:p>
            <text:p><text:span text:style-name="T15">enforceall </text:span><text:span text:style-name="T16">+ *environments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attr-bans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attr-name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doctype-first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doctype-html5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href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id-class-no-ad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id-class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line-end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spec-char-escape (buggy, see code)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tag-bans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5"/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table:style-name="ce9" table:number-columns-repeated="5"/>
          <table:table-cell table:style-name="Default" office:value-type="string" calcext:value-type="string">
            <text:p>tag-self-clos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adjoining-class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ox-sizing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bulletproof-font-face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compatible-vendor-prefix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duplicate-background-imag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allback-color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loat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fac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siz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gradient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regex-selector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text-indent</text:p>
          </table:table-cell>
          <table:table-cell table:number-columns-repeated="1008"/>
        </table:table-row>
        <table:table-row table:style-name="ro2">
          <table:table-cell/>
          <table:table-cell table:style-name="ce13" table:number-columns-repeated="6"/>
          <table:table-cell table:number-columns-repeated="8"/>
          <table:table-cell table:style-name="Default"/>
          <table:table-cell table:number-columns-repeated="1008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5">
          <table:table-cell/>
          <table:table-cell table:style-name="ce13" table:number-columns-repeated="6"/>
          <table:table-cell table:number-columns-repeated="1017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7:Sheet1.P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19:47:30.568779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2:09:45.647891514</meta:creation-date>
    <dc:date>2015-02-26T22:42:22.703130950</dc:date>
    <meta:editing-duration>PT17H5M30S</meta:editing-duration>
    <meta:editing-cycles>136</meta:editing-cycles>
    <meta:generator>LibreOffice/4.4.0.3$Linux_X86_64 LibreOffice_project/40m0$Build-3</meta:generator>
    <meta:document-statistic meta:table-count="1" meta:cell-count="664" meta:object-count="0"/>
  </office:meta>
</office:document-meta>
</file>